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07bcf" officeooo:paragraph-rsid="00294f95"/>
    </style:style>
    <style:style style:name="P4" style:family="paragraph" style:parent-style-name="Text_20_body">
      <style:text-properties officeooo:rsid="00230dab" officeooo:paragraph-rsid="00275500"/>
    </style:style>
    <style:style style:name="P5" style:family="paragraph" style:parent-style-name="Heading_20_2">
      <style:text-properties officeooo:rsid="00230dab" officeooo:paragraph-rsid="00275500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  <style:text-properties officeooo:paragraph-rsid="00294f95"/>
    </style:style>
    <style:style style:name="T1" style:family="text">
      <style:text-properties officeooo:rsid="00294f95"/>
    </style:style>
    <style:style style:name="T2" style:family="text">
      <style:text-properties officeooo:rsid="0029ab26"/>
    </style:style>
    <style:style style:name="T3" style:family="text">
      <style:text-properties officeooo:rsid="002b121e"/>
    </style:style>
    <style:style style:name="T4" style:family="text">
      <style:text-properties officeooo:rsid="002e677c"/>
    </style:style>
    <style:style style:name="T5" style:family="text">
      <style:text-properties officeooo:rsid="002efb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{{basecontent.name}}<text:tab/>1</text:p>
          <text:p text:style-name="P1">Imágenes<text:tab/>1</text:p>
        </text:index-body>
      </text:table-of-content>
      <text:h text:style-name="P6" text:outline-level="1"/>
      <text:h text:style-name="P7" text:outline-level="1">{{basecontent.name}}</text:h>
      <text:p text:style-name="P3"><text:span text:style-name="T1"/></text:p>
      <text:p text:style-name="Text_20_body">{{basecontent.description}}</text:p>
      <text:h text:style-name="P5" text:outline-level="2">Imágenes</text:h>
      <text:p text:style-name="P4"/>
      <text:p text:style-name="Standard">{% load odtexport_templates %}</text:p>
      <text:p text:style-name="Standard">{% images_rendering basecontent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04T12:41:36</dc:date>
    <dc:creator>Pablo Recio</dc:creator>
    <meta:editing-duration>PT03H44M11S</meta:editing-duration>
    <meta:editing-cycles>22</meta:editing-cycles>
    <meta:generator>OpenOffice.org/3.2$Linux OpenOffice.org_project/320m19$Build-9505</meta:generator>
    <meta:document-statistic meta:table-count="0" meta:image-count="0" meta:object-count="0" meta:page-count="2" meta:paragraph-count="8" meta:word-count="18" meta:character-count="168"/>
  </office:meta>
</office:document-meta>
</file>